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6cm" fo:min-width="6.784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6.5cm"/>
    </style:style>
    <style:style style:name="gr3" style:family="graphic" style:parent-style-name="standard">
      <style:graphic-properties draw:textarea-horizontal-align="justify" draw:textarea-vertical-align="middle" draw:auto-grow-height="false" fo:min-height="1.136cm" fo:min-width="4.7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0.3cm" svg:height="3.5cm" svg:x="5.2cm" svg:y="2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0.3cm" svg:height="3.5cm" svg:x="5.4cm" svg:y="24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cm" svg:height="2.2cm" svg:x="7.2cm" svg:y="7.2cm">
          <text:p text:style-name="P1">Imię = inpu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2.2cm" svg:x="5.7cm" svg:y="16cm">
          <text:p text:style-name="P1">Wpisz nazwisko: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7cm" svg:height="2.2cm" svg:x="7.2cm" svg:y="10cm">
          <text:p text:style-name="P1">nazwisko = inpu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.2cm" svg:x="7.2cm" svg:y="7.2cm">
          <text:p text:style-name="P1">Imię = inpu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.2cm" svg:x="7.2cm" svg:y="7.2cm">
          <text:p text:style-name="P1">Imię = inpu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2.2cm" svg:x="6.5cm" svg:y="13.6cm">
          <text:p text:style-name="P1">Wpisz imię: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10:58:28.311158534</meta:creation-date>
    <dc:date>2019-09-19T11:40:17.195745445</dc:date>
    <meta:editing-duration>PT31M38S</meta:editing-duration>
    <meta:editing-cycles>1</meta:editing-cycles>
    <meta:document-statistic meta:object-count="8"/>
    <meta:generator>LibreOffice/6.0.7.3$Linux_X86_64 LibreOffice_project/00m0$Build-3</meta:generator>
  </office:meta>
</office:document-meta>
</file>